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0.35cm" fo:min-width="0.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0.3cm" fo:min-width="0.65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6cm" draw:marker-end-width="0.36cm" draw:fill="none" loext:fill-use-slide-background="false" draw:textarea-horizontal-align="justify" draw:textarea-vertical-align="middle" draw:auto-grow-height="false" fo:min-height="1.15cm" fo:min-width="1.1cm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000000" draw:marker-start-width="0.36cm" draw:marker-end-width="0.36cm" draw:fill="hatch" draw:fill-hatch-name="Blue_20_45_20_Degrees" loext:fill-use-slide-background="false" draw:textarea-horizontal-align="justify" draw:textarea-vertical-align="middle" draw:auto-grow-height="false" fo:min-height="1.05cm" fo:min-width="1cm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000000" draw:marker-start-width="0.36cm" draw:marker-end-width="0.36cm" draw:fill="none" loext:fill-use-slide-background="false" draw:textarea-horizontal-align="justify" draw:textarea-vertical-align="middle" draw:auto-grow-height="false" fo:min-height="1.05cm" fo:min-width="1cm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draw:marker-start-width="0.36cm" draw:marker-end-width="0.36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1cm" draw:marker-start-width="0.36cm" draw:marker-end="Extrémités_20_de_20_flèche_20_2" draw:marker-end-width="0.36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color="#2a6099" draw:marker-end="Extrémités_20_de_20_flèche_20_3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cm" loext:decorative="false"/>
      <style:paragraph-properties style:writing-mode="lr-tb"/>
    </style:style>
    <style:style style:name="gr14" style:family="graphic" style:parent-style-name="standard">
      <style:graphic-properties svg:stroke-color="#ff0000" draw:marker-start="Extrémités_20_de_20_flèche_20_5" draw:marker-start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1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199cm" loext:decorative="false"/>
      <style:paragraph-properties style:writing-mode="lr-tb"/>
    </style:style>
    <style:style style:name="gr17" style:family="graphic" style:parent-style-name="objectwithoutfill">
      <style:graphic-properties svg:stroke-color="#00a933" draw:marker-end="Extrémités_20_de_20_flèche_20_6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font-size-asian="12pt" style:font-size-complex="12pt"/>
    </style:style>
    <style:style style:name="P3" style:family="paragraph">
      <loext:graphic-properties draw:fill="none" draw:fill-color="#ffffff"/>
      <style:text-properties fo:font-size="16pt" style:font-size-asian="12pt" style:font-size-complex="12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hatch" draw:fill-hatch-name="Blue_20_45_20_Degrees"/>
      <style:paragraph-properties fo:text-align="center"/>
    </style:style>
    <style:style style:name="P7" style:family="paragraph">
      <style:text-properties fo:color="#2a6099" loext:opacity="100%" fo:font-size="14pt" style:font-size-asian="14pt" style:font-size-complex="14pt"/>
    </style:style>
    <style:style style:name="P8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color="#ff0000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0000" loext:opacity="100%"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size-asian="12pt" style:font-size-complex="12pt"/>
    </style:style>
    <style:style style:name="T2" style:family="text">
      <style:text-properties fo:color="#2a6099" loext:opacity="100%" fo:font-size="14pt" style:font-size-asian="14pt" style:font-size-complex="14pt"/>
    </style:style>
    <style:style style:name="T3" style:family="text">
      <style:text-properties fo:color="#ff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a933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5cm" svg:y1="3.9cm" svg:x2="22.85cm" svg:y2="3.9cm">
          <text:p/>
        </draw:line>
        <draw:custom-shape draw:style-name="gr2" draw:text-style-name="P1" draw:layer="layout" svg:width="1.2cm" svg:height="0.6cm" svg:x="8.9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0.1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1.3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2.5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3.7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4.9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6.1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7.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8.5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19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5cm" svg:height="0.878cm" svg:x="22.9cm" svg:y="3.747cm">
          <draw:text-box>
            <text:p text:style-name="P2"><text:span text:style-name="T1">temps</text:span></text:p>
          </draw:text-box>
        </draw:frame>
        <draw:frame draw:style-name="gr5" draw:text-style-name="P5" draw:layer="layout" svg:width="3.3cm" svg:height="0.806cm" svg:x="5.1cm" svg:y="1.919cm">
          <draw:text-box>
            <text:p text:style-name="P4">Processus 1</text:p>
          </draw:text-box>
        </draw:frame>
        <draw:frame draw:style-name="gr5" draw:text-style-name="P5" draw:layer="layout" svg:width="3.3cm" svg:height="0.806cm" svg:x="5.1cm" svg:y="2.519cm">
          <draw:text-box>
            <text:p text:style-name="P4">Processus 2</text:p>
          </draw:text-box>
        </draw:frame>
        <draw:frame draw:style-name="gr5" draw:text-style-name="P5" draw:layer="layout" svg:width="3.3cm" svg:height="0.806cm" svg:x="5.1cm" svg:y="3.119cm">
          <draw:text-box>
            <text:p text:style-name="P4">Processus 3</text:p>
          </draw:text-box>
        </draw:frame>
        <draw:custom-shape draw:style-name="gr6" draw:text-style-name="P1" draw:layer="layout" svg:width="1.6cm" svg:height="1.4cm" svg:x="6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cm" svg:height="1.4cm" svg:x="7.6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cm" svg:height="1.4cm" svg:x="9.2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cm" svg:height="1.4cm" svg:x="10.8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4cm" svg:x="12.4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4cm" svg:x="14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4cm" svg:x="15.6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4cm" svg:x="17.2cm" svg:y="8.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.8cm" svg:y1="9.125cm" svg:x2="19.725cm" svg:y2="9.125cm">
          <text:p/>
        </draw:line>
        <draw:line draw:style-name="gr9" draw:text-style-name="P1" draw:layer="layout" svg:x1="19.725cm" svg:y1="7.525cm" svg:x2="19.726cm" svg:y2="9.125cm">
          <text:p/>
        </draw:line>
        <draw:line draw:style-name="gr9" draw:text-style-name="P1" draw:layer="layout" svg:x1="19.726cm" svg:y1="7.525cm" svg:x2="5.275cm" svg:y2="7.525cm">
          <text:p/>
        </draw:line>
        <draw:line draw:style-name="gr9" draw:text-style-name="P1" draw:layer="layout" svg:x1="5.25cm" svg:y1="9.175cm" svg:x2="5.25cm" svg:y2="7.525cm">
          <text:p/>
        </draw:line>
        <draw:line draw:style-name="gr10" draw:text-style-name="P1" draw:layer="layout" svg:x1="5.25cm" svg:y1="9.15cm" svg:x2="5.98cm" svg:y2="9.15cm">
          <text:p/>
        </draw:line>
        <draw:line draw:style-name="gr11" draw:text-style-name="P1" draw:layer="layout" svg:x1="7.775cm" svg:y1="6.65cm" svg:x2="8.2cm" svg:y2="8.375cm">
          <text:p/>
        </draw:line>
        <draw:frame draw:style-name="gr12" draw:text-style-name="P8" draw:layer="layout" svg:width="2.575cm" svg:height="0.806cm" svg:x="6.45cm" svg:y="5.9cm">
          <draw:text-box>
            <text:p text:style-name="P7"><text:span text:style-name="T2">donnée</text:span></text:p>
          </draw:text-box>
        </draw:frame>
        <draw:line draw:style-name="gr11" draw:text-style-name="P1" draw:layer="layout" svg:x1="19.775cm" svg:y1="10.5cm" svg:x2="18.275cm" svg:y2="9.225cm">
          <text:p/>
        </draw:line>
        <draw:frame draw:style-name="gr13" draw:text-style-name="P8" draw:layer="layout" svg:width="2.925cm" svg:height="0.85cm" svg:x="19.875cm" svg:y="10.3cm">
          <draw:text-box>
            <text:p text:style-name="P7"><text:span text:style-name="T2">case vide</text:span></text:p>
          </draw:text-box>
        </draw:frame>
        <draw:line draw:style-name="gr14" draw:text-style-name="P9" draw:layer="layout" svg:x1="8.375cm" svg:y1="9.95cm" svg:x2="8.4cm" svg:y2="11.475cm">
          <text:p/>
        </draw:line>
        <draw:frame draw:style-name="gr15" draw:text-style-name="P11" draw:layer="layout" svg:width="3.3cm" svg:height="0.806cm" svg:x="7cm" svg:y="11.525cm">
          <draw:text-box>
            <text:p text:style-name="P10"><text:span text:style-name="T3">1ère donnée</text:span></text:p>
          </draw:text-box>
        </draw:frame>
        <draw:line draw:style-name="gr14" draw:text-style-name="P9" draw:layer="layout" svg:x1="13.075cm" svg:y1="9.951cm" svg:x2="13.1cm" svg:y2="11.476cm">
          <text:p/>
        </draw:line>
        <draw:frame draw:style-name="gr16" draw:text-style-name="P11" draw:layer="layout" svg:width="3.8cm" svg:height="0.806cm" svg:x="11.7cm" svg:y="11.526cm">
          <draw:text-box>
            <text:p text:style-name="P10"><text:span text:style-name="T3">1ère case vide</text:span></text:p>
          </draw:text-box>
        </draw:frame>
        <draw:line draw:style-name="gr17" draw:text-style-name="P12" draw:layer="layout" svg:x1="8.775cm" svg:y1="10.175cm" svg:x2="11.605cm" svg:y2="10.175cm">
          <text:p text:style-name="P9"><text:span text:style-name="T4"/></text:p>
          <text:p text:style-name="P9"><text:span text:style-name="T5">consommer</text:span></text:p>
        </draw:line>
        <draw:line draw:style-name="gr17" draw:text-style-name="P12" draw:layer="layout" svg:x1="13.663cm" svg:y1="10.162cm" svg:x2="16.075cm" svg:y2="10.162cm">
          <text:p text:style-name="P9"><text:span text:style-name="T4"/></text:p>
          <text:p text:style-name="P9"><text:span text:style-name="T5">produire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ue_20_45_20_Degrees" draw:display-name="Blue 45 Degrees" draw:style="single" draw:color="#2a6099" draw:distance="0.203cm" draw:rotation="450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01:32.959707735</meta:creation-date>
    <dc:date>2024-11-25T09:06:54.261821646</dc:date>
    <meta:editing-duration>PT1H5M21S</meta:editing-duration>
    <meta:editing-cycles>3</meta:editing-cycles>
    <meta:generator>LibreOffice/24.2.6.2$Linux_X86_64 LibreOffice_project/420$Build-2</meta:generator>
    <meta:document-statistic meta:object-count="38"/>
  </office:meta>
</office:document-meta>
</file>